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Property.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Property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.execute( SampleResult previousResult , Sampler currentSamp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tProperty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perty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